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P3" style:family="paragraph" style:parent-style-name="Standard">
      <style:text-properties officeooo:rsid="0018e172" officeooo:paragraph-rsid="0018e172"/>
    </style:style>
    <style:style style:name="T1" style:family="text">
      <style:text-properties officeooo:rsid="001ae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/text:p>
      <text:p text:style-name="P2"><text:a xlink:type="simple" xlink:href="https://coderprog.com/learn-mongodb-nosql-database/" text:style-name="Internet_20_link" text:visited-style-name="Visited_20_Internet_20_Link">https://coderprog.com/learn-mongodb-nosql-database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4-21T08:21:16.538668956</dc:date>
    <meta:editing-duration>PT1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122" meta:non-whitespace-character-count="118"/>
  </office:meta>
</office:document-meta>
</file>